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5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or steps calculati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ce4"/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23 Cyclo </text:p>
          </table:table-cell>
          <table:table-cell/>
        </table:table-row>
        <table:table-row table:style-name="ro2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-L)/L</text:p>
          </table:table-cell>
        </table:table-row>
        <table:table-row table:style-name="ro2">
          <table:table-cell table:style-name="ce4" office:value-type="string" calcext:value-type="string">
            <text:p>Big Pulley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table:formula="of:=[.B3]/[.B4]" office:value-type="float" office:value="0.123076923076923" calcext:value-type="float">
            <text:p>0.123076923076923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3]-[.G4])/[.G4]" office:value-type="float" office:value="0.0294117647058824" calcext:value-type="float">
            <text:p>0.0294117647058824</text:p>
          </table:table-cell>
          <table:table-cell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5]*(([.B6]/[.B7]))))" office:value-type="float" office:value="18.0555555555556" calcext:value-type="float">
            <text:p>18.0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5]*(([.G6]/[.G7]))))" office:value-type="float" office:value="75.5555555555556" calcext:value-type="float">
            <text:p>75.5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Cyclo </text:p>
          </table:table-cell>
          <table:table-cell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P-L)/L</text:p>
          </table:table-cell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table:formula="of:=[.B13]/[.B14]" office:value-type="float" office:value="0.166666666666667" calcext:value-type="float">
            <text:p>0.166666666666667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13]-[.G14])/[.G14]" office:value-type="float" office:value="0.0476190476190476" calcext:value-type="float">
            <text:p>0.0476190476190476</text:p>
          </table:table-cell>
          <table:table-cell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15]*(([.B16]/[.B17]))))" office:value-type="float" office:value="13.3333333333333" calcext:value-type="float">
            <text:p>1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15]*(([.G16]/[.G17]))))" office:value-type="float" office:value="46.6666666666667" calcext:value-type="float">
            <text:p>46.6666666666667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2:08:27.985221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6T12:30:33.714243632</dc:date>
    <meta:editing-duration>PT4H2M55S</meta:editing-duration>
    <meta:editing-cycles>12</meta:editing-cycles>
    <meta:generator>LibreOffice/24.2.7.2$Linux_X86_64 LibreOffice_project/420$Build-2</meta:generator>
    <meta:print-date>2024-09-28T11:38:27.887793461</meta:print-date>
    <meta:document-statistic meta:table-count="1" meta:cell-count="74" meta:object-count="0"/>
  </office:meta>
</office:document-meta>
</file>